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330000012DE8D0D132.svm" manifest:media-type=""/>
  <manifest:file-entry manifest:full-path="Pictures/2000000100001E1B00000630F148B5D9.svm" manifest:media-type=""/>
  <manifest:file-entry manifest:full-path="Pictures/20000001000009EF0000015F36A80BD7.svm" manifest:media-type=""/>
  <manifest:file-entry manifest:full-path="Pictures/200000010000024800000131BE4173A2.svm" manifest:media-type=""/>
  <manifest:file-entry manifest:full-path="Pictures/20000001000001AB00000107DABCF13B.svm" manifest:media-type=""/>
  <manifest:file-entry manifest:full-path="Pictures/2000000100000243000000D8B95EBEA8.svm" manifest:media-type=""/>
  <manifest:file-entry manifest:full-path="Pictures/200000010000017D00000129378A2547.svm" manifest:media-type=""/>
  <manifest:file-entry manifest:full-path="Pictures/2000000100000211000001290840249C.svm" manifest:media-type=""/>
  <manifest:file-entry manifest:full-path="Pictures/20000001000002870000012DCDC03EB6.svm" manifest:media-type=""/>
  <manifest:file-entry manifest:full-path="Pictures/20000001000001DA000001292337D8EF.svm" manifest:media-type=""/>
  <manifest:file-entry manifest:full-path="Pictures/20000002000000630000010A2DBC2F3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GS}=V_{GS}+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latex§\begin{align*}&#10;i_{DS}&amp;=\frac{k_n}{2}\left(v_{GS}-V_t \right)^2=\frac{k_n}{2}\left(V_{GS}+v_{gs}-V_t \right)^2\\&#10;&amp;=\frac{k_n}{2}\left(V_{GS}-V_t \right)^2+k_n \left(V_{GS}-V_t \right)v_{gs}+\frac{k_n}{2} v_{gs}^2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17cm" svg:height="3.809cm" svg:x="10.063cm" svg:y="0.589cm">
          <draw:image xlink:href="Pictures/20000002000000630000010A2DBC2F3F.eps" xlink:type="simple" xlink:show="embed" xlink:actuate="onLoad">
            <text:p/>
          </draw:image>
        </draw:frame>
        <draw:line draw:style-name="gr2" draw:text-style-name="P1" draw:layer="layout" svg:x1="11.605cm" svg:y1="0.927cm" svg:x2="11.605cm" svg:y2="1.607cm">
          <text:p/>
        </draw:line>
        <draw:custom-shape draw:style-name="gr3" draw:text-style-name="P1" draw:layer="layout" svg:width="0.532cm" svg:height="2.268cm" draw:transform="rotate (-1.5707963267949) translate (3.421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2.627cm" draw:transform="rotate (-1.5707963267949) translate (6.501cm 2.38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0.982cm" draw:transform="rotate (-1.5707963267949) translate (7.692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446cm" svg:height="0.848cm" svg:x="6.52cm" svg:y="2.78cm">
          <draw:text-box>
            <text:p text:style-name="P2"><text:span text:style-name="T1">نا گوار جزو</text:span></text:p>
          </draw:text-box>
        </draw:frame>
        <draw:frame draw:style-name="gr4" draw:text-style-name="P5" draw:layer="layout" svg:width="1.742cm" svg:height="0.848cm" svg:x="1.257cm" svg:y="3.461cm">
          <draw:text-box>
            <text:p text:style-name="P4"><text:span text:style-name="T1">یک سمتی جزو</text:span></text:p>
          </draw:text-box>
        </draw:frame>
        <draw:frame draw:style-name="gr5" draw:text-style-name="P5" draw:layer="layout" svg:width="1.607cm" svg:height="0.848cm" svg:x="4.372cm" svg:y="3.491cm">
          <draw:text-box>
            <text:p text:style-name="P4"><text:span text:style-name="T1">اشاراتی جزو</text:span></text:p>
          </draw:text-box>
        </draw:frame>
        <draw:frame draw:style-name="gr6" draw:layer="layout" svg:width="0.201cm" svg:height="0.469cm" svg:x="5.501cm" svg:y="2.05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1" draw:layer="layout" svg:width="0.775cm" svg:height="0.36cm" svg:x="10.915cm" svg:y="0.269cm">
          <draw:image xlink:href="Pictures/20000001000002870000012DCDC03EB6.svm" xlink:type="simple" xlink:show="embed" xlink:actuate="onLoad">
            <text:p/>
          </draw:image>
        </draw:frame>
        <draw:frame draw:style-name="gr8" draw:text-style-name="P1" draw:layer="layout" svg:width="0.568cm" svg:height="0.355cm" svg:x="10.552cm" svg:y="1.235cm">
          <draw:image xlink:href="Pictures/20000001000001DA000001292337D8EF.svm" xlink:type="simple" xlink:show="embed" xlink:actuate="onLoad">
            <text:p/>
          </draw:image>
        </draw:frame>
        <draw:frame draw:style-name="gr9" draw:text-style-name="P1" draw:layer="layout" svg:width="0.634cm" svg:height="0.355cm" svg:x="11.757cm" svg:y="1.057cm">
          <draw:image xlink:href="Pictures/2000000100000211000001290840249C.svm" xlink:type="simple" xlink:show="embed" xlink:actuate="onLoad">
            <text:p/>
          </draw:image>
        </draw:frame>
        <draw:frame draw:style-name="gr10" draw:text-style-name="P1" draw:layer="layout" svg:width="0.694cm" svg:height="0.258cm" svg:x="11.648cm" svg:y="2.211cm">
          <draw:image xlink:href="Pictures/2000000100000243000000D8B95EBEA8.svm" xlink:type="simple" xlink:show="embed" xlink:actuate="onLoad">
            <text:p/>
          </draw:image>
        </draw:frame>
        <draw:frame draw:style-name="gr11" draw:text-style-name="P1" draw:layer="layout" svg:width="0.511cm" svg:height="0.314cm" svg:x="9.507cm" svg:y="2.664cm">
          <draw:image xlink:href="Pictures/20000001000001AB00000107DABCF13B.svm" xlink:type="simple" xlink:show="embed" xlink:actuate="onLoad">
            <text:p/>
          </draw:image>
        </draw:frame>
        <draw:frame draw:style-name="gr12" draw:text-style-name="P1" draw:layer="layout" svg:width="0.7cm" svg:height="0.365cm" svg:x="9.296cm" svg:y="3.416cm">
          <draw:image xlink:href="Pictures/200000010000024800000131BE4173A2.svm" xlink:type="simple" xlink:show="embed" xlink:actuate="onLoad">
            <text:p/>
          </draw:image>
        </draw:frame>
        <draw:frame draw:style-name="gr4" draw:text-style-name="P6" draw:layer="layout" svg:width="0.748cm" svg:height="0.729cm" svg:x="11.621cm" svg:y="1.602cm">
          <draw:text-box>
            <text:p><text:span text:style-name="T2">+</text:span></text:p>
          </draw:text-box>
        </draw:frame>
        <draw:frame draw:style-name="gr4" draw:text-style-name="P6" draw:layer="layout" svg:width="0.642cm" svg:height="0.729cm" svg:x="11.674cm" svg:y="2.443cm">
          <draw:text-box>
            <text:p><text:span text:style-name="T2">-</text:span></text:p>
          </draw:text-box>
        </draw:frame>
        <draw:frame draw:style-name="gr13" draw:text-style-name="P1" draw:layer="layout" svg:width="3.05cm" svg:height="0.42cm" svg:x="9.313cm" svg:y="4.563cm">
          <draw:image xlink:href="Pictures/20000001000009EF0000015F36A80BD7.svm" xlink:type="simple" xlink:show="embed" xlink:actuate="onLoad">
            <text:p/>
          </draw:image>
        </draw:frame>
        <draw:frame draw:style-name="gr14" draw:text-style-name="P1" draw:layer="layout" svg:width="7.706cm" svg:height="1.583cm" svg:x="0.206cm" svg:y="0.741cm">
          <draw:image xlink:href="Pictures/2000000100001E1B00000630F148B5D9.svm" xlink:type="simple" xlink:show="embed" xlink:actuate="onLoad">
            <text:p/>
          </draw:image>
        </draw:frame>
        <draw:frame draw:style-name="gr15" draw:text-style-name="P1" draw:layer="layout" svg:width="0.674cm" svg:height="0.36cm" svg:x="1.96cm" svg:y="3.082cm">
          <draw:image xlink:href="Pictures/20000001000002330000012DE8D0D132.svm" xlink:type="simple" xlink:show="embed" xlink:actuate="onLoad">
            <text:p/>
          </draw:image>
        </draw:frame>
        <draw:frame draw:style-name="gr16" draw:text-style-name="P1" draw:layer="layout" svg:width="0.456cm" svg:height="0.355cm" svg:x="4.941cm" svg:y="3.085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24:05.951213026</dc:date>
    <meta:editing-duration>PT12M40S</meta:editing-duration>
    <meta:editing-cycles>4</meta:editing-cycles>
    <meta:generator>LibreOffice/4.2.8.2$Linux_x86 LibreOffice_project/420m0$Build-2</meta:generator>
    <meta:document-statistic meta:object-count="21"/>
  </office:meta>
</office:document-meta>
</file>

<file path=Object 11/content.xml><?xml version="1.0" encoding="utf-8"?>
<math xmlns="http://www.w3.org/1998/Math/MathML"/>
</file>